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ans" svg:font-family="'Liberation Sans'" style:font-family-generic="swiss"/>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officeooo:rsid="001232da"/>
    </style:style>
    <style:style style:name="T2" style:family="text">
      <style:text-properties fo:font-variant="normal" fo:text-transform="none" style:use-window-font-color="true" style:text-outline="false" style:text-line-through-style="none" style:text-line-through-type="none" style:text-position="0% 100%" style:font-name="Liberation Sans"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bout us</text:h>
      <text:p text:style-name="Standard">ImageVeil is an App for effortless anonymisation of pictures, without the need to know image editing software.</text:p>
      <text:p text:style-name="Standard"/>
      <text:p text:style-name="Standard">We <text:span text:style-name="T1">believe</text:span>, every human has a right to stay unrecognised on pictures. In the age of social media you never know, who might see your photos. Unfortunately, aside the complicated method with Photoshop and exiftool, there are few providers who treat your pictures truly anonymously. Either the image is uploaded to an untrustworthy server or the website is full of ads, tracking software and social media plugins. That's why we provide ImageVeil to everyone who cannot or would not rely on a commercial provider's good intentions.</text:p>
      <text:p text:style-name="Standard"/>
      <text:h text:style-name="Heading_20_2" text:outline-level="2">Your data is safe with us!</text:h>
      <text:p text:style-name="Standard">We do not save any personal data! Even the images you anonymise are not saved. After editing, it will be deleted immediately and not even we can access it, in the meantime. We provide ImageVeil only via SSL/TLS (https:// in the address bar of your browser) and <office:annotation office:name="__Annotation__1014_1733192627"><dc:creator>Unknown Author</dc:creator><dc:date>2019-01-26T12:57:59.883000000</dc:date><text:p text:style-name="P1"><text:span text:style-name="T2">Will be linked to torproject.org</text:span></text:p></office:annotation>Tor<office:annotation-end office:name="__Annotation__1014_1733192627"/> <office:annotation office:name="__Annotation__1015_1733192627"><dc:creator>Unknown Author</dc:creator><dc:date>2019-01-26T12:58:19.617000000</dc:date><text:p text:style-name="P1"><text:span text:style-name="T2">Will be linked to ImageVeil Tor hidden service</text:span></text:p></office:annotation>(...)<office:annotation-end office:name="__Annotation__1015_1733192627"/>. With SSL/TLS a third party can only see you using our app, but not what you did with it. With <office:annotation office:name="__Annotation__1016_1733192627"><dc:creator>Unknown Author</dc:creator><dc:date>2019-01-26T12:58:41.113000000</dc:date><text:p text:style-name="P1"><text:span text:style-name="T2">Will be linked to torproject.org</text:span></text:p></office:annotation>Tor<office:annotation-end office:name="__Annotation__1016_1733192627"/> even this is impossible.</text:p>
      <text:p text:style-name="Standard"/>
      <text:p text:style-name="Standard">ImageVeil's code is open source and publicly available on <office:annotation office:name="__Annotation__1017_1733192627"><dc:creator>Unknown Author</dc:creator><dc:date>2019-01-26T12:59:00.816000000</dc:date><text:p text:style-name="P1"><text:span text:style-name="T2">Will be linked to ImageVeil Github repository</text:span></text:p></office:annotation>Github.com<office:annotation-end office:name="__Annotation__1017_1733192627"/>, so everyone can convince themself that we do not misuse any of your data.</text:p>
      <text:p text:style-name="Standard"/>
      <text:p text:style-name="Standard">Also we do not use any trackers, ad networks or social media plugins. When using ImageVeil, you are connected only with us.</text:p>
      <text:p text:style-name="Standard"/>
      <text:h text:style-name="Heading_20_2" text:outline-level="2">We do things differently!</text:h>
      <text:p text:style-name="Standard">Additional to pixelisation of areas, we remove all metadata like e.g. the EXIF-tables and we try our best to prevent forensic image analysis, which can identify the unique camera chip used to take the picture (see <office:annotation office:name="__Annotation__1018_1733192627"><dc:creator>Unknown Author</dc:creator><dc:date>2019-01-26T12:59:31.971000000</dc:date><text:p text:style-name="P1"><text:span text:style-name="T2">Will be linked to image analysis page</text:span></text:p></office:annotation>image analysis<office:annotation-end office:name="__Annotation__1018_1733192627"/>). To do this, we add a barely visible, random noise pattern to your image, which overlays the inherent noise of your camera's chip. This will make a forensic analysis harder or even impossible. We also resize large images to further <text:span text:style-name="T1">aggravate</text:span> image analysis.</text:p>
      <text:p text:style-name="Standard"/>
      <text:p text:style-name="Standard">Of course you can turn off both noise and resizing, but we strongly <text:span text:style-name="T1">discourage</text:span> you to do this unless you really know, what you are do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ans" svg:font-family="'Liberation Sans'" style:font-family-generic="swiss"/>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6T12:57:09.783000000</meta:creation-date>
    <dc:date>2019-01-26T13:00:50.154000000</dc:date>
    <meta:editing-duration>PT3M40S</meta:editing-duration>
    <meta:editing-cycles>1</meta:editing-cycles>
    <meta:generator>LibreOffice/6.1.4.2$Windows_X86_64 LibreOffice_project/9d0f32d1f0b509096fd65e0d4bec26ddd1938fd3</meta:generator>
    <meta:document-statistic meta:table-count="0" meta:image-count="0" meta:object-count="0" meta:page-count="1" meta:paragraph-count="10" meta:word-count="342" meta:character-count="1980" meta:non-whitespace-character-count="1648"/>
  </office:meta>
</office:document-meta>
</file>